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mmit 713564a9d32836cc113e58f54a4199b79fbb13e6</text:p>
      <text:p text:style-name="Standard">Author: Kari Hakkinen &lt;kari.hakkinen@protonmail.com&gt;</text:p>
      <text:p text:style-name="Standard">Date: <text:s text:c="2"/>Wed Sep 16 12:46:03 2020 +0300</text:p>
      <text:p text:style-name="Standard"/>
      <text:p text:style-name="Standard"><text:s text:c="4"/>tehty paljon muutoksia</text:p>
      <text:p text:style-name="Standard"/>
      <text:p text:style-name="Standard"><text:s/>tiedostoja/file2 <text:s text:c="12"/>| 0</text:p>
      <text:p text:style-name="Standard"><text:s/>tiedostoja/{file1 =&gt; file22} | 0</text:p>
      <text:p text:style-name="Standard"><text:s/>2 files changed, 0 insertions(+), 0 deletions(-)</text:p>
      <text:p text:style-name="Standard"/>
      <text:p text:style-name="Standard">commit 807164c3511cd0e0887d3e7ba65ab8bfe5e38be8</text:p>
      <text:p text:style-name="Standard">Author: Kari Hakkinen &lt;kari.hakkinen@protonmail.com&gt;</text:p>
      <text:p text:style-name="Standard">Date: <text:s text:c="2"/>Wed Sep 16 12:38:26 2020 +0300</text:p>
      <text:p text:style-name="Standard"/>
      <text:p text:style-name="Standard"><text:s text:c="4"/>3 tiedostoa: file1, file2, file3</text:p>
      <text:p text:style-name="Standard"/>
      <text:p text:style-name="Standard"><text:s/>tiedostoja/file1 | 0</text:p>
      <text:p text:style-name="Standard"><text:s/>tiedostoja/file2 | 0</text:p>
      <text:p text:style-name="Standard"><text:s/>tiedostoja/file3 | 0</text:p>
      <text:p text:style-name="Standard"><text:s/>3 files changed, 0 insertions(+), 0 deletions(-)</text:p>
      <text:p text:style-name="Standard"/>
      <text:p text:style-name="Standard">commit 15cb8ca2505cbbb3689cedb76bfd976fdb1a4a4a</text:p>
      <text:p text:style-name="Standard">Author: Kari Hakkinen &lt;kari.hakkinen@protonmail.com&gt;</text:p>
      <text:p text:style-name="Standard">Date: <text:s text:c="2"/>Wed Sep 16 11:33:53 2020 +0300</text:p>
      <text:p text:style-name="Standard"/>
      <text:p text:style-name="Standard"><text:s text:c="4"/>nyt vasta tehtiinkin muutoksia eka.txt ja kolmas.txt</text:p>
      <text:p text:style-name="Standard"/>
      <text:p text:style-name="Standard"><text:s/>.~lock.tiedosto.txt# | 1 -</text:p>
      <text:p text:style-name="Standard"><text:s/>eka.txt <text:s text:c="13"/>| 5 ++++-</text:p>
      <text:p text:style-name="Standard"><text:s/>kolmas.txt <text:s text:c="10"/>| 7 ++++++-</text:p>
      <text:p text:style-name="Standard"><text:s/>3 files changed, 10 insertions(+), 3 deletions(-)</text:p>
      <text:p text:style-name="Standard"/>
      <text:p text:style-name="Standard">commit dbcdb564102b0c7c0ebd1d49f904fc8760fbb201</text:p>
      <text:p text:style-name="Standard">Author: Kari Hakkinen &lt;kari.hakkinen@protonmail.com&gt;</text:p>
      <text:p text:style-name="Standard">Date: <text:s text:c="2"/>Wed Sep 16 11:28:50 2020 +0300</text:p>
      <text:p text:style-name="Standard"/>
      <text:p text:style-name="Standard"><text:s text:c="4"/>tiedosto.txt nimetty eka.txt</text:p>
      <text:p text:style-name="Standard"/>
      <text:p text:style-name="Standard"><text:s/>tiedosto.txt =&gt; eka.txt | 0</text:p>
      <text:p text:style-name="Standard"><text:s/>1 file changed, 0 insertions(+), 0 deletions(-)</text:p>
      <text:p text:style-name="Standard"/>
      <text:p text:style-name="Standard">commit 11dcb0854ab671287ddeaaf0957fd06ddf07859e</text:p>
      <text:p text:style-name="Standard">Author: Kari Hakkinen &lt;kari.hakkinen@protonmail.com&gt;</text:p>
      <text:p text:style-name="Standard">Date: <text:s text:c="2"/>Wed Sep 16 11:26:04 2020 +0300</text:p>
      <text:p text:style-name="Standard"/>
      <text:p text:style-name="Standard"><text:s text:c="4"/>toinen.txt poistettu</text:p>
      <text:p text:style-name="Standard"/>
      <text:p text:style-name="Standard"><text:s/>.~lock.tiedosto.txt# | 1 +</text:p>
      <text:p text:style-name="Standard"><text:s/>toinen.txt <text:s text:c="10"/>| 1 -</text:p>
      <text:p text:style-name="Standard"><text:s/>2 files changed, 1 insertion(+), 1 deletion(-)</text:p>
      <text:p text:style-name="Standard"/>
      <text:p text:style-name="Standard">commit c5c8280d37df4d8595a6f618fc6fb5024b6e9f5a</text:p>
      <text:p text:style-name="Standard"><text:soft-page-break/>Author: Kari Hakkinen &lt;kari.hakkinen@protonmail.com&gt;</text:p>
      <text:p text:style-name="Standard">Date: <text:s text:c="2"/>Wed Sep 16 11:19:06 2020 +0300</text:p>
      <text:p text:style-name="Standard"/>
      <text:p text:style-name="Standard"><text:s text:c="4"/>poistettu ja lisätty tekstiä tiedosto.txt</text:p>
      <text:p text:style-name="Standard"/>
      <text:p text:style-name="Standard"><text:s/>tiedosto.txt | 4 +++-</text:p>
      <text:p text:style-name="Standard"><text:s/>1 file changed, 3 insertions(+), 1 deletion(-)</text:p>
      <text:p text:style-name="Standard"/>
      <text:p text:style-name="Standard">commit 8a26b162fb30d87ba58fbda2cdf9adbc9e7b5a1c</text:p>
      <text:p text:style-name="Standard">Author: Kari Hakkinen &lt;kari.hakkinen@protonmail.com&gt;</text:p>
      <text:p text:style-name="Standard">Date: <text:s text:c="2"/>Wed Sep 16 11:17:09 2020 +0300</text:p>
      <text:p text:style-name="Standard"/>
      <text:p text:style-name="Standard"><text:s text:c="4"/>lisätty paljon tekstiä tiedosto.txt</text:p>
      <text:p text:style-name="Standard"/>
      <text:p text:style-name="Standard"><text:s/>tiedosto.txt | 4 +++-</text:p>
      <text:p text:style-name="Standard"><text:s/>1 file changed, 3 insertions(+), 1 deletion(-)</text:p>
      <text:p text:style-name="Standard"/>
      <text:p text:style-name="Standard">commit 22ea3240159d9c38ecf20ef93ca2cd75129f7d5a</text:p>
      <text:p text:style-name="Standard">Author: Kari Hakkinen &lt;kari.hakkinen@protonmail.com&gt;</text:p>
      <text:p text:style-name="Standard">Date: <text:s text:c="2"/>Wed Sep 16 11:06:35 2020 +0300</text:p>
      <text:p text:style-name="Standard"/>
      <text:p text:style-name="Standard"><text:s text:c="4"/>lisätty stuff hakemisto ja stuffia.txt</text:p>
      <text:p text:style-name="Standard"/>
      <text:p text:style-name="Standard"><text:s/>stuff/stuffia.txt | 0</text:p>
      <text:p text:style-name="Standard"><text:s/>1 file changed, 0 insertions(+), 0 deletions(-)</text:p>
      <text:p text:style-name="Standard"/>
      <text:p text:style-name="Standard">commit c0aaabe5e13bca3a7ba4aa7e338c380c550b9cf1</text:p>
      <text:p text:style-name="Standard">Author: Kari Hakkinen &lt;kari.hakkinen@protonmail.com&gt;</text:p>
      <text:p text:style-name="Standard">Date: <text:s text:c="2"/>Wed Sep 16 11:04:17 2020 +0300</text:p>
      <text:p text:style-name="Standard"/>
      <text:p text:style-name="Standard"><text:s text:c="4"/>muutettu sisältöjä</text:p>
      <text:p text:style-name="Standard"/>
      <text:p text:style-name="Standard"><text:s/>.kolmas.txt.swp | Bin 0 -&gt; 1024 bytes</text:p>
      <text:p text:style-name="Standard"><text:s/>kolmas.txt <text:s text:c="5"/>| <text:s text:c="2"/>1 +</text:p>
      <text:p text:style-name="Standard"><text:s/>toinen.txt <text:s text:c="5"/>| <text:s text:c="2"/>1 +</text:p>
      <text:p text:style-name="Standard"><text:s/>3 files changed, 2 insertions(+)</text:p>
      <text:p text:style-name="Standard"/>
      <text:p text:style-name="Standard">commit 3bad96e6eaa160900af0024a7f15b8deb3254de5</text:p>
      <text:p text:style-name="Standard">Author: Kari Hakkinen &lt;kari.hakkinen@protonmail.com&gt;</text:p>
      <text:p text:style-name="Standard">Date: <text:s text:c="2"/>Wed Sep 16 11:00:12 2020 +0300</text:p>
      <text:p text:style-name="Standard"/>
      <text:p text:style-name="Standard"><text:s text:c="4"/>kolmas.txtx lisätty</text:p>
      <text:p text:style-name="Standard"/>
      <text:p text:style-name="Standard"><text:s/>kolmas.txt | 0</text:p>
      <text:p text:style-name="Standard"><text:s/>1 file changed, 0 insertions(+), 0 deletions(-)</text:p>
      <text:p text:style-name="Standard"/>
      <text:p text:style-name="Standard">commit b571b4cf0b9fab958b69a5f35c48688e69b90133</text:p>
      <text:p text:style-name="Standard">Author: Kari Hakkinen &lt;kari.hakkinen@protonmail.com&gt;</text:p>
      <text:p text:style-name="Standard">Date: <text:s text:c="2"/>Wed Sep 16 10:54:31 2020 +0300</text:p>
      <text:p text:style-name="Standard"/>
      <text:p text:style-name="Standard"><text:s text:c="4"/>muutos ja lisäys</text:p>
      <text:p text:style-name="Standard"/>
      <text:p text:style-name="Standard"><text:soft-page-break/><text:s/>tiedosto.txt | 1 +</text:p>
      <text:p text:style-name="Standard"><text:s/>toinen.txt <text:s text:c="2"/>| 0</text:p>
      <text:p text:style-name="Standard"><text:s/>2 files changed, 1 insertion(+)</text:p>
      <text:p text:style-name="Standard"/>
      <text:p text:style-name="Standard">commit 4ade61d1792494d087606ff5426b3a9cc58208f6</text:p>
      <text:p text:style-name="Standard">Author: Kari Hakkinen &lt;kari.hakkinen@protonmail.com&gt;</text:p>
      <text:p text:style-name="Standard">Date: <text:s text:c="2"/>Wed Sep 16 10:50:27 2020 +0300</text:p>
      <text:p text:style-name="Standard"/>
      <text:p text:style-name="Standard"><text:s text:c="4"/>tiedosto.txt luotu</text:p>
      <text:p text:style-name="Standard"/>
      <text:p text:style-name="Standard"><text:s/>tiedosto.txt | 0</text:p>
      <text:p text:style-name="Standard"><text:s/>1 file changed, 0 insertions(+), 0 deletions(-)</text:p>
      <text:p text:style-name="Standard">khakkine@khakkine-HP-ZBook-14-G2:~/ot_viikko1/tiedostoja$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2:47:51.434975940</meta:creation-date>
    <dc:date>2020-09-16T12:49:09.848399425</dc:date>
    <meta:editing-duration>PT1M19S</meta:editing-duration>
    <meta:editing-cycles>1</meta:editing-cycles>
    <meta:document-statistic meta:table-count="0" meta:image-count="0" meta:object-count="0" meta:page-count="3" meta:paragraph-count="82" meta:word-count="361" meta:character-count="3157" meta:non-whitespace-character-count="2711"/>
    <meta:generator>LibreOffice/6.4.5.2$Linux_X86_64 LibreOffice_project/40$Build-2</meta:generator>
  </office:meta>
</office:document-meta>
</file>